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19164" officeooo:paragraph-rsid="00119164"/>
    </style:style>
    <style:style style:name="P2" style:family="paragraph" style:parent-style-name="Text_20_body">
      <style:paragraph-properties fo:margin-top="0in" fo:margin-bottom="0.1965in" style:contextual-spacing="false"/>
      <style:text-properties officeooo:rsid="001191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have some Python code in which I build a PySide6 GUI for a calculator. However, there are issues:</text:p>
      <text:p text:style-name="P2">1) the gutters between columns are uneven in width. From left to right, the gutter widths are: 14, 13, 25, 20, and 16. I’d like the gutters to be the same width or close enough to the</text:p>
      <text:p text:style-name="P2">same width to fool the eye.</text:p>
      <text:p text:style-name="P2"/>
      <text:p text:style-name="P2">2) The sizes of the buttons are not the same as the original image sizes. This isn’t so much of a problem in and of itself, but it likely has an impact on issue #3 below. The original sizes for most of the buttons is 100x100 pixels. There is one exception: the equals button is 200x100. The equals button is intended to span two columns. When the UI is built, however, the sizes of the buttons are expanded to 150x150 except for the equals button which is expanded to approximately 300x150.</text:p>
      <text:p text:style-name="P2">3) I've tried various methods to get the equals button to appear exactly twice as wide as the buttons in the row above, but I'm not getting any closer to a solution.</text:p>
      <text:p text:style-name="P2"/>
      <text:p text:style-name="P2">Something else to keep in mind is that the buttons all have generated drop-shadows which should be obvious from the code.</text:p>
      <text:p text:style-name="P2"/>
      <text:p text:style-name="P2">Can you help?</text:p>
      <text:p text:style-name="P2"/>
      <text:p text:style-name="P2">Here's the code:</text:p>
      <text:p text:style-name="P2"/>
      <text:p text:style-name="P2">import sys</text:p>
      <text:p text:style-name="P2">import os</text:p>
      <text:p text:style-name="P2"/>
      <text:p text:style-name="P2">from PySide6.QtWidgets import (</text:p>
      <text:p text:style-name="P2">QApplication,</text:p>
      <text:p text:style-name="P2">QWidget,</text:p>
      <text:p text:style-name="P2"><text:soft-page-break/>QPushButton,</text:p>
      <text:p text:style-name="P2">QGridLayout,</text:p>
      <text:p text:style-name="P2">QMainWindow,</text:p>
      <text:p text:style-name="P2">QHBoxLayout</text:p>
      <text:p text:style-name="P2">)</text:p>
      <text:p text:style-name="P2"/>
      <text:p text:style-name="P2">from PySide6.QtGui import (</text:p>
      <text:p text:style-name="P2">QPainter,</text:p>
      <text:p text:style-name="P2">QPixmap,</text:p>
      <text:p text:style-name="P2">QColor,</text:p>
      <text:p text:style-name="P2">QImage</text:p>
      <text:p text:style-name="P2">)</text:p>
      <text:p text:style-name="P2"/>
      <text:p text:style-name="P2">from PySide6.QtCore import (</text:p>
      <text:p text:style-name="P2">Qt,</text:p>
      <text:p text:style-name="P2">QPoint,</text:p>
      <text:p text:style-name="P2">QSize</text:p>
      <text:p text:style-name="P2">)</text:p>
      <text:p text:style-name="P2"/>
      <text:p text:style-name="P2">from button_data import (</text:p>
      <text:p text:style-name="P2">BUTTON_PATH,</text:p>
      <text:p text:style-name="P2">button_data_ordered</text:p>
      <text:p text:style-name="P2">)</text:p>
      <text:p text:style-name="P2"><text:soft-page-break/></text:p>
      <text:p text:style-name="P2">class AnalogButton(QPushButton):</text:p>
      <text:p text:style-name="P2">def __init__(self, image_path, parent = None):</text:p>
      <text:p text:style-name="P2">super().__init__(parent)</text:p>
      <text:p text:style-name="P2">self.image = QPixmap(image_path)</text:p>
      <text:p text:style-name="P2">self.pressed_offset = QPoint(5, 5)</text:p>
      <text:p text:style-name="P2">self.current_offset = QPoint(0, 0)</text:p>
      <text:p text:style-name="P2">self.is_pressed = False</text:p>
      <text:p text:style-name="P2"/>
      <text:p text:style-name="P2"># Calculate the size correctly</text:p>
      <text:p text:style-name="P2">size = self.image.size()</text:p>
      <text:p text:style-name="P2">size.setWidth(size.width() + self.pressed_offset.x() + 2)</text:p>
      <text:p text:style-name="P2">size.setHeight(size.height() + self.pressed_offset.y() + 2)</text:p>
      <text:p text:style-name="P2">self.setFixedSize(size)</text:p>
      <text:p text:style-name="P2"/>
      <text:p text:style-name="P2">def mousePressEvent(self, event):</text:p>
      <text:p text:style-name="P2">super().mousePressEvent(event)</text:p>
      <text:p text:style-name="P2">self.is_pressed = True</text:p>
      <text:p text:style-name="P2">self.current_offset = self.pressed_offset</text:p>
      <text:p text:style-name="P2">self.update()</text:p>
      <text:p text:style-name="P2"/>
      <text:p text:style-name="P2">def mouseReleaseEvent(self, event):</text:p>
      <text:p text:style-name="P2">super().mouseReleaseEvent(event)</text:p>
      <text:p text:style-name="P2"><text:soft-page-break/>self.is_pressed = False</text:p>
      <text:p text:style-name="P2">self.current_offset = QPoint(0, 0)</text:p>
      <text:p text:style-name="P2">self.update()</text:p>
      <text:p text:style-name="P2"/>
      <text:p text:style-name="P2">def paintEvent(self, event):</text:p>
      <text:p text:style-name="P2">painter = QPainter(self)</text:p>
      <text:p text:style-name="P2">painter.setRenderHint(QPainter.RenderHint.Antialiasing)</text:p>
      <text:p text:style-name="P2"/>
      <text:p text:style-name="P2"># Draw drop shadow (manual)</text:p>
      <text:p text:style-name="P2">if not self.is_pressed:</text:p>
      <text:p text:style-name="P2">shadow_image = self.image.toImage()</text:p>
      <text:p text:style-name="P2">for x in range(shadow_image.width()):</text:p>
      <text:p text:style-name="P2">for y in range(shadow_image.height()):</text:p>
      <text:p text:style-name="P2">color = shadow_image.pixelColor(x, y)</text:p>
      <text:p text:style-name="P2">if color.alpha() &gt; 0:</text:p>
      <text:p text:style-name="P2"># set the shadow transparency to 75%</text:p>
      <text:p text:style-name="P2">alpha = round(color.alpha() * .75)</text:p>
      <text:p text:style-name="P2">shadow_image.setPixelColor(x, y, QColor(0, 0, 0, alpha))</text:p>
      <text:p text:style-name="P2"/>
      <text:p text:style-name="P2">painter.setOpacity(0.5)</text:p>
      <text:p text:style-name="P2">painter.drawImage(self.pressed_offset, shadow_image)</text:p>
      <text:p text:style-name="P2">painter.setOpacity(1.0)</text:p>
      <text:p text:style-name="P2"/>
      <text:p text:style-name="P2"><text:soft-page-break/># Draw image</text:p>
      <text:p text:style-name="P2">painter.drawPixmap(self.current_offset, self.image)</text:p>
      <text:p text:style-name="P2"/>
      <text:p text:style-name="P2">painter.end()</text:p>
      <text:p text:style-name="P2"/>
      <text:p text:style-name="P2">if __name__ == "__main__":</text:p>
      <text:p text:style-name="P2">app = QApplication(sys.argv)</text:p>
      <text:p text:style-name="P2">window = QMainWindow()</text:p>
      <text:p text:style-name="P2">central_widget = QWidget()</text:p>
      <text:p text:style-name="P2">window.setCentralWidget(central_widget)</text:p>
      <text:p text:style-name="P2">grid_layout = QGridLayout(central_widget)</text:p>
      <text:p text:style-name="P2">grid_layout.setContentsMargins(5, 5, 5, 5)</text:p>
      <text:p text:style-name="P2">grid_layout.setSpacing(2)</text:p>
      <text:p text:style-name="P2">row = 0</text:p>
      <text:p text:style-name="P2">col = 0</text:p>
      <text:p text:style-name="P2">for key in button_data_ordered:</text:p>
      <text:p text:style-name="P2">file_name = button_data_ordered[key][0] # Use inactive image</text:p>
      <text:p text:style-name="P2">button = AnalogButton(os.path.join(BUTTON_PATH, file_name))</text:p>
      <text:p text:style-name="P2"># Handle equals button spanning two columns</text:p>
      <text:p text:style-name="P2"># It doesn't get the size right, but it's centred.</text:p>
      <text:p text:style-name="P2"># Well, it's a start, anyway.</text:p>
      <text:p text:style-name="P2">if key == "math_equals":</text:p>
      <text:p text:style-name="P2">equals_layout = QHBoxLayout()</text:p>
      <text:p text:style-name="P2"><text:soft-page-break/>equals_layout.addStretch() # Left stretch</text:p>
      <text:p text:style-name="P2">equals_layout.addWidget(button) # Button</text:p>
      <text:p text:style-name="P2">equals_layout.addStretch() # Right stretch</text:p>
      <text:p text:style-name="P2"># Create a placeholder widget for the grid layout</text:p>
      <text:p text:style-name="P2">placeholder_widget = QWidget()</text:p>
      <text:p text:style-name="P2">placeholder_widget.setLayout(equals_layout)</text:p>
      <text:p text:style-name="P2"># Add placeholder widget to grid layout</text:p>
      <text:p text:style-name="P2">grid_layout.addWidget(placeholder_widget, row, col, 1, 2)</text:p>
      <text:p text:style-name="P2">col += 2</text:p>
      <text:p text:style-name="P2">else:</text:p>
      <text:p text:style-name="P2">grid_layout.addWidget(button, row, col)</text:p>
      <text:p text:style-name="P2">col += 1</text:p>
      <text:p text:style-name="P2"># Advance to next row when column reaches 5</text:p>
      <text:p text:style-name="P2">if col &gt;= 5:</text:p>
      <text:p text:style-name="P2">row += 1</text:p>
      <text:p text:style-name="P2">col = 0</text:p>
      <text:p text:style-name="P2"># Ensure the equals button is wide enough to span two columns</text:p>
      <text:p text:style-name="P2">equals_button_index = list(button_data_ordered.keys()).index("math_equals")</text:p>
      <text:p text:style-name="P2">equals_button_row = equals_button_index // 5</text:p>
      <text:p text:style-name="P2">equals_button_col = equals_button_index % 5</text:p>
      <text:p text:style-name="P2"># Get the equals button from the layout</text:p>
      <text:p text:style-name="P2">equals_button = grid_layout.itemAtPosition(equals_button_row, equals_button_col).widget()</text:p>
      <text:p text:style-name="P2">#window.resize(500, 800)</text:p>
      <text:p text:style-name="P2"><text:soft-page-break/>window.show()</text:p>
      <text:p text:style-name="P2">sys.exit(app.exec())</text:p>
      <text:p text:style-name="P2"/>
      <text:p text:style-name="P2"/>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CA" style:letter-kerning="true" style:font-name-asian="WenQuanYi Micro Hei"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CA" style:letter-kerning="true" style:font-name-asian="WenQuanYi Micro Hei"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20pt" fo:font-style="italic"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24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4pt" fo:font-style="italic" fo:font-weight="bold" style:font-size-asian="13pt" style:font-style-asian="italic" style:font-weight-asian="bold" style:font-size-complex="13pt" style:font-style-complex="italic" style:font-weight-complex="bold"/>
    </style:style>
    <style:style style:name="Boxed_20_Paragraph" style:display-name="Boxed Paragraph" style:family="paragraph" style:parent-style-name="Text_20_body">
      <loext:graphic-properties draw:fill="solid" draw:fill-color="#eeeeee"/>
      <style:paragraph-properties fo:background-color="#eeeeee" fo:padding="0.020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8T08:59:18.065153982</meta:creation-date>
    <dc:title>Tarrant Default</dc:title>
    <meta:editing-duration>PT9M14S</meta:editing-duration>
    <meta:editing-cycles>2</meta:editing-cycles>
    <meta:generator>LibreOffice/25.2.0.3$Linux_X86_64 LibreOffice_project/e1cf4a87eb02d755bce1a01209907ea5ddc8f069</meta:generator>
    <meta:initial-creator>Ronald Tarrant</meta:initial-creator>
    <dc:date>2025-03-28T09:08:31.790311777</dc:date>
    <dc:creator>Ronald Tarrant</dc:creator>
    <meta:document-statistic meta:table-count="0" meta:image-count="0" meta:object-count="0" meta:page-count="7" meta:paragraph-count="117" meta:word-count="557" meta:character-count="4178" meta:non-whitespace-character-count="3738"/>
    <meta:template xlink:type="simple" xlink:actuate="onRequest" xlink:title="Tarrant Default" xlink:href="../../../../../../../.config/libreoffice/4/user/template/Tarrant%20Default.ott" meta:date="2025-03-28T08:59:17.130340506"/>
  </office:meta>
</office:document-meta>
</file>